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7.3125in" fo:margin-left="0in" table:align="left"/>
    </style:style>
    <style:style style:name="Table1.A" style:family="table-column">
      <style:table-column-properties style:column-width="0.6875in"/>
    </style:style>
    <style:style style:name="Table1.B" style:family="table-column">
      <style:table-column-properties style:column-width="0.625in"/>
    </style:style>
    <style:style style:name="Table1.F" style:family="table-column">
      <style:table-column-properties style:column-width="0.9375in"/>
    </style:style>
    <style:style style:name="Table1.J" style:family="table-column">
      <style:table-column-properties style:column-width="0.75in"/>
    </style:style>
    <style:style style:name="Table1.A1" style:family="table-cell">
      <style:table-cell-properties fo:padding="0.0382in" fo:border-left="0.5pt solid #000000" fo:border-right="none" fo:border-top="0.5pt solid #000000" fo:border-bottom="0.5pt solid #000000"/>
    </style:style>
    <style:style style:name="Table1.J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J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es" fo:country="AR" officeooo:rsid="00106056" officeooo:paragraph-rsid="00106056"/>
    </style:style>
    <style:style style:name="P2" style:family="paragraph" style:parent-style-name="Standard">
      <style:paragraph-properties fo:text-align="start" style:justify-single-word="false"/>
      <style:text-properties fo:language="es" fo:country="AR" officeooo:rsid="0012659c" officeooo:paragraph-rsid="00106056"/>
    </style:style>
    <style:style style:name="P3" style:family="paragraph" style:parent-style-name="Table_20_Contents">
      <style:paragraph-properties fo:text-align="start" style:justify-single-word="false"/>
      <style:text-properties fo:language="es" fo:country="AR" officeooo:rsid="0012659c" officeooo:paragraph-rsid="00106056"/>
    </style:style>
    <style:style style:name="P4" style:family="paragraph" style:parent-style-name="Standard">
      <style:paragraph-properties fo:text-align="center" style:justify-single-word="false"/>
      <style:text-properties fo:language="es" fo:country="AR" officeooo:rsid="00123b89" officeooo:paragraph-rsid="00106056"/>
    </style:style>
    <style:style style:name="P5" style:family="paragraph" style:parent-style-name="Standard">
      <style:paragraph-properties fo:text-align="start" style:justify-single-word="false"/>
      <style:text-properties fo:language="es" fo:country="AR" officeooo:rsid="00123b89" officeooo:paragraph-rsid="00106056"/>
    </style:style>
    <style:style style:name="P6" style:family="paragraph" style:parent-style-name="Standard">
      <style:paragraph-properties fo:text-align="start" style:justify-single-word="false"/>
      <style:text-properties fo:language="es" fo:country="AR" style:text-underline-style="solid" style:text-underline-width="auto" style:text-underline-color="font-color" officeooo:rsid="0015d246" officeooo:paragraph-rsid="00106056"/>
    </style:style>
    <style:style style:name="P7" style:family="paragraph" style:parent-style-name="Standard">
      <style:paragraph-properties fo:text-align="center" style:justify-single-word="false"/>
      <style:text-properties fo:language="es" fo:country="AR" style:text-underline-style="solid" style:text-underline-width="auto" style:text-underline-color="font-color" fo:font-weight="bold" officeooo:rsid="004d4e64" officeooo:paragraph-rsid="004d4e64" style:font-weight-asian="bold" style:font-weight-complex="bold"/>
    </style:style>
    <style:style style:name="P8" style:family="paragraph" style:parent-style-name="Standard">
      <style:paragraph-properties fo:text-align="start" style:justify-single-word="false"/>
      <style:text-properties fo:language="es" fo:country="AR" style:text-underline-style="solid" style:text-underline-width="auto" style:text-underline-color="font-color" fo:font-weight="bold" officeooo:rsid="0073705a" officeooo:paragraph-rsid="0073705a" style:font-weight-asian="bold" style:font-weight-complex="bold"/>
    </style:style>
    <style:style style:name="P9" style:family="paragraph" style:parent-style-name="Standard">
      <style:paragraph-properties fo:text-align="start" style:justify-single-word="false"/>
      <style:text-properties fo:language="es" fo:country="AR" style:text-underline-style="none" officeooo:rsid="0015d246" officeooo:paragraph-rsid="00106056"/>
    </style:style>
    <style:style style:name="P10" style:family="paragraph" style:parent-style-name="Standard">
      <style:paragraph-properties fo:text-align="start" style:justify-single-word="false"/>
      <style:text-properties fo:language="es" fo:country="AR" style:text-underline-style="none" fo:font-weight="normal" officeooo:rsid="0073705a" officeooo:paragraph-rsid="0073705a" style:font-weight-asian="normal" style:font-weight-complex="normal"/>
    </style:style>
    <style:style style:name="P11" style:family="paragraph" style:parent-style-name="Standard">
      <style:paragraph-properties fo:text-align="start" style:justify-single-word="false"/>
      <style:text-properties fo:language="es" fo:country="AR" style:text-underline-style="none" fo:font-weight="normal" officeooo:rsid="007f21b5" officeooo:paragraph-rsid="007f21b5" style:font-weight-asian="normal" style:font-weight-complex="normal"/>
    </style:style>
    <style:style style:name="P12" style:family="paragraph" style:parent-style-name="Standard">
      <style:paragraph-properties fo:text-align="start" style:justify-single-word="false"/>
      <style:text-properties fo:language="es" fo:country="AR" officeooo:rsid="0013ff92" officeooo:paragraph-rsid="001b0e56"/>
    </style:style>
    <style:style style:name="P13" style:family="paragraph" style:parent-style-name="Standard">
      <style:text-properties fo:language="es" fo:country="AR" officeooo:rsid="00155e03" officeooo:paragraph-rsid="00155e03"/>
    </style:style>
    <style:style style:name="P14" style:family="paragraph" style:parent-style-name="Standard">
      <style:paragraph-properties fo:text-align="start" style:justify-single-word="false"/>
      <style:text-properties fo:language="es" fo:country="AR" officeooo:rsid="001d0703" officeooo:paragraph-rsid="001d0703"/>
    </style:style>
    <style:style style:name="P15" style:family="paragraph" style:parent-style-name="Table_20_Contents">
      <style:paragraph-properties fo:text-align="start" style:justify-single-word="false"/>
      <style:text-properties fo:language="es" fo:country="AR" officeooo:rsid="0012c34e" officeooo:paragraph-rsid="00106056"/>
    </style:style>
    <style:style style:name="P16" style:family="paragraph" style:parent-style-name="Table_20_Contents">
      <style:paragraph-properties fo:text-align="start" style:justify-single-word="false"/>
      <style:text-properties fo:language="es" fo:country="AR" officeooo:paragraph-rsid="00106056"/>
    </style:style>
    <style:style style:name="P17" style:family="paragraph" style:parent-style-name="Standard">
      <style:paragraph-properties fo:text-align="start" style:justify-single-word="false"/>
      <style:text-properties fo:language="es" fo:country="AR" fo:font-weight="normal" officeooo:rsid="0022c1de" officeooo:paragraph-rsid="00258eb5" style:font-weight-asian="normal" style:font-weight-complex="normal"/>
    </style:style>
    <style:style style:name="P18" style:family="paragraph" style:parent-style-name="Standard">
      <style:paragraph-properties fo:text-align="start" style:justify-single-word="false"/>
      <style:text-properties fo:language="es" fo:country="AR" fo:font-weight="normal" officeooo:rsid="00297116" officeooo:paragraph-rsid="00297116" style:font-weight-asian="normal" style:font-weight-complex="normal"/>
    </style:style>
    <style:style style:name="P19" style:family="paragraph" style:parent-style-name="Standard">
      <style:paragraph-properties fo:text-align="start" style:justify-single-word="false"/>
      <style:text-properties fo:language="es" fo:country="AR" fo:font-weight="normal" officeooo:rsid="003170af" officeooo:paragraph-rsid="003170af" style:font-weight-asian="normal" style:font-weight-complex="normal"/>
    </style:style>
    <style:style style:name="P20" style:family="paragraph" style:parent-style-name="Standard">
      <style:paragraph-properties fo:text-align="start" style:justify-single-word="false"/>
      <style:text-properties fo:language="es" fo:country="AR" fo:font-weight="normal" officeooo:rsid="003200c7" officeooo:paragraph-rsid="003200c7" style:font-weight-asian="normal" style:font-weight-complex="normal"/>
    </style:style>
    <style:style style:name="P21" style:family="paragraph" style:parent-style-name="Standard">
      <style:paragraph-properties fo:text-align="start" style:justify-single-word="false"/>
      <style:text-properties fo:language="es" fo:country="AR" fo:font-weight="normal" officeooo:rsid="0034488c" officeooo:paragraph-rsid="0034488c" style:font-weight-asian="normal" style:font-weight-complex="normal"/>
    </style:style>
    <style:style style:name="P22" style:family="paragraph" style:parent-style-name="Standard">
      <style:paragraph-properties fo:text-align="start" style:justify-single-word="false"/>
      <style:text-properties fo:language="es" fo:country="AR" fo:font-weight="normal" officeooo:rsid="00358084" officeooo:paragraph-rsid="00358084" style:font-weight-asian="normal" style:font-weight-complex="normal"/>
    </style:style>
    <style:style style:name="P23" style:family="paragraph" style:parent-style-name="Standard">
      <style:paragraph-properties fo:text-align="start" style:justify-single-word="false"/>
      <style:text-properties fo:language="es" fo:country="AR" fo:font-weight="normal" officeooo:rsid="003aaae7" officeooo:paragraph-rsid="003ec769" style:font-weight-asian="normal" style:font-weight-complex="normal"/>
    </style:style>
    <style:style style:name="P24" style:family="paragraph" style:parent-style-name="Standard">
      <style:paragraph-properties fo:text-align="start" style:justify-single-word="false"/>
      <style:text-properties fo:language="es" fo:country="AR" fo:font-weight="normal" officeooo:rsid="004d4e64" officeooo:paragraph-rsid="004d4e64" style:font-weight-asian="normal" style:font-weight-complex="normal"/>
    </style:style>
    <style:style style:name="P25" style:family="paragraph" style:parent-style-name="Standard">
      <style:paragraph-properties fo:text-align="start" style:justify-single-word="false"/>
      <style:text-properties fo:language="es" fo:country="AR" fo:font-weight="normal" officeooo:rsid="004d4e64" officeooo:paragraph-rsid="0051ad2c" style:font-weight-asian="normal" style:font-weight-complex="normal"/>
    </style:style>
    <style:style style:name="P26" style:family="paragraph" style:parent-style-name="Standard">
      <style:paragraph-properties fo:text-align="start" style:justify-single-word="false"/>
      <style:text-properties fo:language="es" fo:country="AR" fo:font-weight="normal" officeooo:rsid="004fcb38" officeooo:paragraph-rsid="004fcb38" style:font-weight-asian="normal" style:font-weight-complex="normal"/>
    </style:style>
    <style:style style:name="P27" style:family="paragraph" style:parent-style-name="Standard">
      <style:paragraph-properties fo:text-align="start" style:justify-single-word="false"/>
      <style:text-properties fo:language="es" fo:country="AR" fo:font-weight="normal" officeooo:rsid="00578f87" officeooo:paragraph-rsid="00578f87" style:font-weight-asian="normal" style:font-weight-complex="normal"/>
    </style:style>
    <style:style style:name="P28" style:family="paragraph" style:parent-style-name="Standard">
      <style:paragraph-properties fo:text-align="start" style:justify-single-word="false"/>
      <style:text-properties fo:language="es" fo:country="AR" fo:font-weight="normal" officeooo:rsid="005e9b20" officeooo:paragraph-rsid="005e9b20" style:font-weight-asian="normal" style:font-weight-complex="normal"/>
    </style:style>
    <style:style style:name="P29" style:family="paragraph" style:parent-style-name="Standard">
      <style:paragraph-properties fo:text-align="start" style:justify-single-word="false"/>
      <style:text-properties fo:language="es" fo:country="AR" fo:font-weight="normal" officeooo:rsid="00601ce1" officeooo:paragraph-rsid="00601ce1" style:font-weight-asian="normal" style:font-weight-complex="normal"/>
    </style:style>
    <style:style style:name="P30" style:family="paragraph" style:parent-style-name="Standard">
      <style:paragraph-properties fo:text-align="start" style:justify-single-word="false"/>
      <style:text-properties fo:language="es" fo:country="AR" fo:font-weight="normal" officeooo:rsid="0066926a" officeooo:paragraph-rsid="0066926a" style:font-weight-asian="normal" style:font-weight-complex="normal"/>
    </style:style>
    <style:style style:name="P31" style:family="paragraph" style:parent-style-name="Standard">
      <style:paragraph-properties fo:text-align="start" style:justify-single-word="false"/>
      <style:text-properties fo:language="es" fo:country="AR" fo:font-weight="normal" officeooo:rsid="006b2027" officeooo:paragraph-rsid="006b2027" style:font-weight-asian="normal" style:font-weight-complex="normal"/>
    </style:style>
    <style:style style:name="P32" style:family="paragraph" style:parent-style-name="Standard">
      <style:paragraph-properties fo:text-align="start" style:justify-single-word="false"/>
      <style:text-properties fo:language="es" fo:country="AR" fo:font-weight="bold" officeooo:rsid="002b572f" officeooo:paragraph-rsid="002b572f" style:font-weight-asian="bold" style:font-weight-complex="bold"/>
    </style:style>
    <style:style style:name="P33" style:family="paragraph" style:parent-style-name="Standard">
      <style:paragraph-properties fo:text-align="start" style:justify-single-word="false"/>
      <style:text-properties fo:language="es" fo:country="AR" fo:font-weight="bold" officeooo:rsid="002d52e6" officeooo:paragraph-rsid="002d52e6" style:font-weight-asian="bold" style:font-weight-complex="bold"/>
    </style:style>
    <style:style style:name="P34" style:family="paragraph" style:parent-style-name="Standard">
      <style:paragraph-properties fo:text-align="start" style:justify-single-word="false"/>
      <style:text-properties fo:language="es" fo:country="AR" fo:font-weight="bold" officeooo:rsid="003200c7" officeooo:paragraph-rsid="003200c7" style:font-weight-asian="bold" style:font-weight-complex="bold"/>
    </style:style>
    <style:style style:name="P35" style:family="paragraph" style:parent-style-name="Standard">
      <style:paragraph-properties fo:text-align="start" style:justify-single-word="false"/>
      <style:text-properties fo:language="es" fo:country="AR" fo:font-weight="bold" officeooo:rsid="004d4e64" officeooo:paragraph-rsid="004d4e64" style:font-weight-asian="bold" style:font-weight-complex="bold"/>
    </style:style>
    <style:style style:name="P36" style:family="paragraph" style:parent-style-name="Standard" style:list-style-name="L1">
      <style:paragraph-properties fo:text-align="start" style:justify-single-word="false"/>
      <style:text-properties fo:language="es" fo:country="AR" style:text-underline-style="solid" style:text-underline-width="auto" style:text-underline-color="font-color" officeooo:rsid="00164940" officeooo:paragraph-rsid="00106056"/>
    </style:style>
    <style:style style:name="P37" style:family="paragraph" style:parent-style-name="Standard" style:list-style-name="L1">
      <style:paragraph-properties fo:text-align="start" style:justify-single-word="false"/>
      <style:text-properties fo:language="es" fo:country="AR" style:text-underline-style="solid" style:text-underline-width="auto" style:text-underline-color="font-color" fo:font-weight="bold" officeooo:rsid="00164940" officeooo:paragraph-rsid="00106056" style:font-weight-asian="bold" style:font-weight-complex="bold"/>
    </style:style>
    <style:style style:name="P38" style:family="paragraph" style:parent-style-name="Standard" style:list-style-name="L1">
      <style:paragraph-properties fo:text-align="start" style:justify-single-word="false"/>
      <style:text-properties fo:language="es" fo:country="AR" style:text-underline-style="solid" style:text-underline-width="auto" style:text-underline-color="font-color" fo:font-weight="bold" officeooo:rsid="001b34f7" officeooo:paragraph-rsid="00106056" style:font-weight-asian="bold" style:font-weight-complex="bold"/>
    </style:style>
    <style:style style:name="P39" style:family="paragraph" style:parent-style-name="Standard">
      <style:paragraph-properties fo:text-align="start" style:justify-single-word="false"/>
      <style:text-properties fo:language="es" fo:country="AR" style:text-underline-style="solid" style:text-underline-width="auto" style:text-underline-color="font-color" fo:font-weight="bold" officeooo:rsid="0093daf3" officeooo:paragraph-rsid="0093daf3" style:font-weight-asian="bold" style:font-weight-complex="bold"/>
    </style:style>
    <style:style style:name="P40" style:family="paragraph" style:parent-style-name="Standard" style:list-style-name="L1">
      <style:paragraph-properties fo:text-align="start" style:justify-single-word="false"/>
      <style:text-properties fo:language="es" fo:country="AR" officeooo:rsid="0013ff92" officeooo:paragraph-rsid="0013ff92"/>
    </style:style>
    <style:style style:name="P41" style:family="paragraph" style:parent-style-name="Standard" style:list-style-name="L1">
      <style:paragraph-properties fo:text-align="start" style:justify-single-word="false"/>
      <style:text-properties fo:language="es" fo:country="AR" officeooo:rsid="0013ff92" officeooo:paragraph-rsid="001b0e56"/>
    </style:style>
    <style:style style:name="P42" style:family="paragraph" style:parent-style-name="Standard" style:list-style-name="L2">
      <style:paragraph-properties fo:text-align="start" style:justify-single-word="false"/>
      <style:text-properties fo:language="es" fo:country="AR" fo:font-weight="normal" officeooo:rsid="002b572f" officeooo:paragraph-rsid="002b572f" style:font-weight-asian="normal" style:font-weight-complex="normal"/>
    </style:style>
    <style:style style:name="P43" style:family="paragraph" style:parent-style-name="Standard" style:list-style-name="L3">
      <style:paragraph-properties fo:text-align="start" style:justify-single-word="false"/>
      <style:text-properties fo:language="es" fo:country="AR" fo:font-weight="normal" officeooo:rsid="002d52e6" officeooo:paragraph-rsid="002d52e6" style:font-weight-asian="normal" style:font-weight-complex="normal"/>
    </style:style>
    <style:style style:name="P44" style:family="paragraph" style:parent-style-name="Standard" style:list-style-name="L3">
      <style:paragraph-properties fo:text-align="start" style:justify-single-word="false"/>
      <style:text-properties fo:language="es" fo:country="AR" fo:font-weight="normal" officeooo:rsid="002e4409" officeooo:paragraph-rsid="002e4409" style:font-weight-asian="normal" style:font-weight-complex="normal"/>
    </style:style>
    <style:style style:name="P45" style:family="paragraph" style:parent-style-name="Standard" style:list-style-name="L3">
      <style:paragraph-properties fo:text-align="start" style:justify-single-word="false"/>
      <style:text-properties fo:language="es" fo:country="AR" fo:font-weight="normal" officeooo:rsid="002fe317" officeooo:paragraph-rsid="002fe317" style:font-weight-asian="normal" style:font-weight-complex="normal"/>
    </style:style>
    <style:style style:name="P46" style:family="paragraph" style:parent-style-name="Standard" style:list-style-name="L3">
      <style:paragraph-properties fo:text-align="start" style:justify-single-word="false"/>
      <style:text-properties fo:language="es" fo:country="AR" fo:font-weight="normal" officeooo:rsid="003039e4" officeooo:paragraph-rsid="003039e4" style:font-weight-asian="normal" style:font-weight-complex="normal"/>
    </style:style>
    <style:style style:name="P47" style:family="paragraph" style:parent-style-name="Standard" style:list-style-name="L3">
      <style:paragraph-properties fo:text-align="start" style:justify-single-word="false"/>
      <style:text-properties fo:language="es" fo:country="AR" fo:font-weight="normal" officeooo:rsid="003170af" officeooo:paragraph-rsid="003170af" style:font-weight-asian="normal" style:font-weight-complex="normal"/>
    </style:style>
    <style:style style:name="P48" style:family="paragraph" style:parent-style-name="Standard" style:list-style-name="L4">
      <style:paragraph-properties fo:text-align="start" style:justify-single-word="false"/>
      <style:text-properties fo:language="es" fo:country="AR" fo:font-weight="normal" officeooo:rsid="003200c7" officeooo:paragraph-rsid="003200c7" style:font-weight-asian="normal" style:font-weight-complex="normal"/>
    </style:style>
    <style:style style:name="P49" style:family="paragraph" style:parent-style-name="Standard" style:list-style-name="L5">
      <style:paragraph-properties fo:text-align="start" style:justify-single-word="false"/>
      <style:text-properties fo:language="es" fo:country="AR" fo:font-weight="normal" officeooo:rsid="003200c7" officeooo:paragraph-rsid="003200c7" style:font-weight-asian="normal" style:font-weight-complex="normal"/>
    </style:style>
    <style:style style:name="P50" style:family="paragraph" style:parent-style-name="Standard">
      <style:paragraph-properties fo:text-align="start" style:justify-single-word="false"/>
      <style:text-properties fo:language="es" fo:country="AR" style:text-underline-style="none" fo:font-weight="normal" officeooo:rsid="0088fd68" officeooo:paragraph-rsid="0092b693" style:font-weight-asian="normal" style:font-weight-complex="normal"/>
    </style:style>
    <style:style style:name="P51" style:family="paragraph" style:parent-style-name="Standard">
      <style:paragraph-properties fo:text-align="start" style:justify-single-word="false"/>
      <style:text-properties fo:language="es" fo:country="AR" style:text-underline-style="none" fo:font-weight="normal" officeooo:rsid="0093daf3" officeooo:paragraph-rsid="0093daf3" style:font-weight-asian="normal" style:font-weight-complex="normal"/>
    </style:style>
    <style:style style:name="P52" style:family="paragraph" style:parent-style-name="Standard">
      <style:paragraph-properties fo:text-align="start" style:justify-single-word="false"/>
      <style:text-properties fo:language="es" fo:country="AR" style:text-underline-style="none" fo:font-weight="normal" officeooo:rsid="00953134" officeooo:paragraph-rsid="00953134" style:font-weight-asian="normal" style:font-weight-complex="normal"/>
    </style:style>
    <style:style style:name="P53" style:family="paragraph" style:parent-style-name="Standard">
      <style:paragraph-properties fo:text-align="start" style:justify-single-word="false"/>
      <style:text-properties fo:language="es" fo:country="AR" style:text-underline-style="none" fo:font-weight="normal" officeooo:rsid="00985779" officeooo:paragraph-rsid="00985779" style:font-weight-asian="normal" style:font-weight-complex="normal"/>
    </style:style>
    <style:style style:name="P54" style:family="paragraph" style:parent-style-name="Standard">
      <style:paragraph-properties fo:text-align="start" style:justify-single-word="false"/>
      <style:text-properties fo:language="es" fo:country="AR" style:text-underline-style="none" fo:font-weight="normal" officeooo:rsid="009eb97f" officeooo:paragraph-rsid="009eb97f" style:font-weight-asian="normal" style:font-weight-complex="normal"/>
    </style:style>
    <style:style style:name="P55" style:family="paragraph" style:parent-style-name="Standard">
      <style:paragraph-properties fo:text-align="start" style:justify-single-word="false"/>
      <style:text-properties fo:language="es" fo:country="AR" style:text-underline-style="none" fo:font-weight="normal" officeooo:rsid="00a2ab0c" officeooo:paragraph-rsid="00a2ab0c" style:font-weight-asian="normal" style:font-weight-complex="normal"/>
    </style:style>
    <style:style style:name="T1" style:family="text">
      <style:text-properties officeooo:rsid="00106056"/>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96258" style:font-weight-asian="normal" style:font-weight-complex="normal"/>
    </style:style>
    <style:style style:name="T6" style:family="text">
      <style:text-properties style:text-underline-style="none" fo:font-weight="normal" officeooo:rsid="001c2805"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aad74" style:font-weight-asian="bold" style:font-weight-complex="bold"/>
    </style:style>
    <style:style style:name="T9" style:family="text">
      <style:text-properties fo:font-weight="bold" officeooo:rsid="00285a06" style:font-weight-asian="bold" style:font-weight-complex="bold"/>
    </style:style>
    <style:style style:name="T10" style:family="text">
      <style:text-properties officeooo:rsid="00155e03"/>
    </style:style>
    <style:style style:name="T11" style:family="text">
      <style:text-properties officeooo:rsid="0017f7e1"/>
    </style:style>
    <style:style style:name="T12" style:family="text">
      <style:text-properties officeooo:rsid="00195f5f"/>
    </style:style>
    <style:style style:name="T13" style:family="text">
      <style:text-properties officeooo:rsid="001aad74"/>
    </style:style>
    <style:style style:name="T14" style:family="text">
      <style:text-properties fo:font-weight="normal" style:font-weight-asian="normal" style:font-weight-complex="normal"/>
    </style:style>
    <style:style style:name="T15" style:family="text">
      <style:text-properties fo:font-weight="normal" officeooo:rsid="001aad74" style:font-weight-asian="normal" style:font-weight-complex="normal"/>
    </style:style>
    <style:style style:name="T16" style:family="text">
      <style:text-properties fo:font-weight="normal" officeooo:rsid="001e5065" style:font-weight-asian="normal" style:font-weight-complex="normal"/>
    </style:style>
    <style:style style:name="T17" style:family="text">
      <style:text-properties fo:font-weight="normal" officeooo:rsid="001f9f2a" style:font-weight-asian="normal" style:font-weight-complex="normal"/>
    </style:style>
    <style:style style:name="T18" style:family="text">
      <style:text-properties fo:font-weight="normal" officeooo:rsid="00216ca0" style:font-weight-asian="normal" style:font-weight-complex="normal"/>
    </style:style>
    <style:style style:name="T19" style:family="text">
      <style:text-properties fo:font-weight="normal" officeooo:rsid="0022c1de" style:font-weight-asian="normal" style:font-weight-complex="normal"/>
    </style:style>
    <style:style style:name="T20" style:family="text">
      <style:text-properties officeooo:rsid="001b0e56"/>
    </style:style>
    <style:style style:name="T21" style:family="text">
      <style:text-properties officeooo:rsid="002b572f"/>
    </style:style>
    <style:style style:name="T22" style:family="text">
      <style:text-properties officeooo:rsid="00333553"/>
    </style:style>
    <style:style style:name="T23" style:family="text">
      <style:text-properties officeooo:rsid="003453d0"/>
    </style:style>
    <style:style style:name="T24" style:family="text">
      <style:text-properties officeooo:rsid="0037075c"/>
    </style:style>
    <style:style style:name="T25" style:family="text">
      <style:text-properties officeooo:rsid="003901ba"/>
    </style:style>
    <style:style style:name="T26" style:family="text">
      <style:text-properties officeooo:rsid="00398a51"/>
    </style:style>
    <style:style style:name="T27" style:family="text">
      <style:text-properties officeooo:rsid="003b8f20"/>
    </style:style>
    <style:style style:name="T28" style:family="text">
      <style:text-properties officeooo:rsid="003c0655"/>
    </style:style>
    <style:style style:name="T29" style:family="text">
      <style:text-properties officeooo:rsid="003cd388"/>
    </style:style>
    <style:style style:name="T30" style:family="text">
      <style:text-properties officeooo:rsid="003ec769"/>
    </style:style>
    <style:style style:name="T31" style:family="text">
      <style:text-properties officeooo:rsid="00358084"/>
    </style:style>
    <style:style style:name="T32" style:family="text">
      <style:text-properties officeooo:rsid="003f5df5"/>
    </style:style>
    <style:style style:name="T33" style:family="text">
      <style:text-properties officeooo:rsid="003fce5d"/>
    </style:style>
    <style:style style:name="T34" style:family="text">
      <style:text-properties officeooo:rsid="004d4e64"/>
    </style:style>
    <style:style style:name="T35" style:family="text">
      <style:text-properties officeooo:rsid="004d5455"/>
    </style:style>
    <style:style style:name="T36" style:family="text">
      <style:text-properties officeooo:rsid="004d8ce1"/>
    </style:style>
    <style:style style:name="T37" style:family="text">
      <style:text-properties officeooo:rsid="004dd81d"/>
    </style:style>
    <style:style style:name="T38" style:family="text">
      <style:text-properties officeooo:rsid="004fcb38"/>
    </style:style>
    <style:style style:name="T39" style:family="text">
      <style:text-properties officeooo:rsid="0051ad2c"/>
    </style:style>
    <style:style style:name="T40" style:family="text">
      <style:text-properties officeooo:rsid="00527170"/>
    </style:style>
    <style:style style:name="T41" style:family="text">
      <style:text-properties officeooo:rsid="00534d14"/>
    </style:style>
    <style:style style:name="T42" style:family="text">
      <style:text-properties officeooo:rsid="005540d5"/>
    </style:style>
    <style:style style:name="T43" style:family="text">
      <style:text-properties officeooo:rsid="0055fbe8"/>
    </style:style>
    <style:style style:name="T44" style:family="text">
      <style:text-properties officeooo:rsid="0058b658"/>
    </style:style>
    <style:style style:name="T45" style:family="text">
      <style:text-properties officeooo:rsid="005a7077"/>
    </style:style>
    <style:style style:name="T46" style:family="text">
      <style:text-properties officeooo:rsid="005b8093"/>
    </style:style>
    <style:style style:name="T47" style:family="text">
      <style:text-properties officeooo:rsid="005c2836"/>
    </style:style>
    <style:style style:name="T48" style:family="text">
      <style:text-properties officeooo:rsid="005df9d4"/>
    </style:style>
    <style:style style:name="T49" style:family="text">
      <style:text-properties officeooo:rsid="005f22c3"/>
    </style:style>
    <style:style style:name="T50" style:family="text">
      <style:text-properties officeooo:rsid="006017a1"/>
    </style:style>
    <style:style style:name="T51" style:family="text">
      <style:text-properties officeooo:rsid="0061aded"/>
    </style:style>
    <style:style style:name="T52" style:family="text">
      <style:text-properties officeooo:rsid="0063a788"/>
    </style:style>
    <style:style style:name="T53" style:family="text">
      <style:text-properties officeooo:rsid="0063cd8c"/>
    </style:style>
    <style:style style:name="T54" style:family="text">
      <style:text-properties officeooo:rsid="0065baf2"/>
    </style:style>
    <style:style style:name="T55" style:family="text">
      <style:text-properties officeooo:rsid="006709c1"/>
    </style:style>
    <style:style style:name="T56" style:family="text">
      <style:text-properties officeooo:rsid="00684eee"/>
    </style:style>
    <style:style style:name="T57" style:family="text">
      <style:text-properties officeooo:rsid="0068c79e"/>
    </style:style>
    <style:style style:name="T58" style:family="text">
      <style:text-properties officeooo:rsid="006a816e"/>
    </style:style>
    <style:style style:name="T59" style:family="text">
      <style:text-properties officeooo:rsid="006b9016"/>
    </style:style>
    <style:style style:name="T60" style:family="text">
      <style:text-properties officeooo:rsid="006bed69"/>
    </style:style>
    <style:style style:name="T61" style:family="text">
      <style:text-properties officeooo:rsid="006bfc8a"/>
    </style:style>
    <style:style style:name="T62" style:family="text">
      <style:text-properties officeooo:rsid="006dab2a"/>
    </style:style>
    <style:style style:name="T63" style:family="text">
      <style:text-properties officeooo:rsid="006ea995"/>
    </style:style>
    <style:style style:name="T64" style:family="text">
      <style:text-properties officeooo:rsid="0075135b"/>
    </style:style>
    <style:style style:name="T65" style:family="text">
      <style:text-properties officeooo:rsid="0076ffbb"/>
    </style:style>
    <style:style style:name="T66" style:family="text">
      <style:text-properties officeooo:rsid="00780615"/>
    </style:style>
    <style:style style:name="T67" style:family="text">
      <style:text-properties officeooo:rsid="0078b28e"/>
    </style:style>
    <style:style style:name="T68" style:family="text">
      <style:text-properties officeooo:rsid="0079dd36"/>
    </style:style>
    <style:style style:name="T69" style:family="text">
      <style:text-properties officeooo:rsid="007adecb"/>
    </style:style>
    <style:style style:name="T70" style:family="text">
      <style:text-properties officeooo:rsid="007e8c03"/>
    </style:style>
    <style:style style:name="T71" style:family="text">
      <style:text-properties officeooo:rsid="00801b62"/>
    </style:style>
    <style:style style:name="T72" style:family="text">
      <style:text-properties officeooo:rsid="008178da"/>
    </style:style>
    <style:style style:name="T73" style:family="text">
      <style:text-properties officeooo:rsid="00831ca6"/>
    </style:style>
    <style:style style:name="T74" style:family="text">
      <style:text-properties officeooo:rsid="0083a0aa"/>
    </style:style>
    <style:style style:name="T75" style:family="text">
      <style:text-properties officeooo:rsid="008568f0"/>
    </style:style>
    <style:style style:name="T76" style:family="text">
      <style:text-properties officeooo:rsid="0089b953"/>
    </style:style>
    <style:style style:name="T77" style:family="text">
      <style:text-properties officeooo:rsid="008b212c"/>
    </style:style>
    <style:style style:name="T78" style:family="text">
      <style:text-properties officeooo:rsid="008bd9fe"/>
    </style:style>
    <style:style style:name="T79" style:family="text">
      <style:text-properties officeooo:rsid="008cf797"/>
    </style:style>
    <style:style style:name="T80" style:family="text">
      <style:text-properties officeooo:rsid="008de625"/>
    </style:style>
    <style:style style:name="T81" style:family="text">
      <style:text-properties officeooo:rsid="008f7cf1"/>
    </style:style>
    <style:style style:name="T82" style:family="text">
      <style:text-properties officeooo:rsid="00918245"/>
    </style:style>
    <style:style style:name="T83" style:family="text">
      <style:text-properties officeooo:rsid="0092b693"/>
    </style:style>
    <style:style style:name="T84" style:family="text">
      <style:text-properties officeooo:rsid="0096861e"/>
    </style:style>
    <style:style style:name="T85" style:family="text">
      <style:text-properties officeooo:rsid="0098832b"/>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fo:font-style="italic" style:text-underline-style="none" fo:font-weight="normal" style:font-style-asian="italic" style:font-weight-asian="normal" style:font-style-complex="italic" style:font-weight-complex="normal"/>
    </style:style>
    <style:style style:name="T88" style:family="text">
      <style:text-properties fo:font-style="italic" style:text-underline-style="none" style:font-style-asian="italic" style:font-style-complex="italic"/>
    </style:style>
    <style:style style:name="T89" style:family="text">
      <style:text-properties officeooo:rsid="009956ce"/>
    </style:style>
    <style:style style:name="T90" style:family="text">
      <style:text-properties officeooo:rsid="00995c48"/>
    </style:style>
    <style:style style:name="T91" style:family="text">
      <style:text-properties officeooo:rsid="009a2b9f"/>
    </style:style>
    <style:style style:name="T92" style:family="text">
      <style:text-properties officeooo:rsid="009b792d"/>
    </style:style>
    <style:style style:name="T93" style:family="text">
      <style:text-properties officeooo:rsid="009b94c8"/>
    </style:style>
    <style:style style:name="T94" style:family="text">
      <style:text-properties officeooo:rsid="009d4e61"/>
    </style:style>
    <style:style style:name="T95" style:family="text">
      <style:text-properties officeooo:rsid="009ee9ab"/>
    </style:style>
    <style:style style:name="T96" style:family="text">
      <style:text-properties officeooo:rsid="00a08486"/>
    </style:style>
    <style:style style:name="T97" style:family="text">
      <style:text-properties officeooo:rsid="00a20d3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peta de Emprendimientos </text:p>
      <text:p text:style-name="P1"/>
      <text:p text:style-name="P13">10/02/2022 </text:p>
      <text:p text:style-name="P4">Emprendedorismo productivo</text:p>
      <text:p text:style-name="P5"/>
      <table:table table:name="Table1" table:style-name="Table1">
        <table:table-column table:style-name="Table1.A"/>
        <table:table-column table:style-name="Table1.B" table:number-columns-repeated="2"/>
        <table:table-column table:style-name="Table1.A" table:number-columns-repeated="2"/>
        <table:table-column table:style-name="Table1.F" table:number-columns-repeated="2"/>
        <table:table-column table:style-name="Table1.A" table:number-columns-repeated="2"/>
        <table:table-column table:style-name="Table1.J"/>
        <table:table-row table:style-name="TableLine2867665942944">
          <table:table-cell table:style-name="Table1.A1" office:value-type="string">
            <text:p text:style-name="P3">N cliente</text:p>
          </table:table-cell>
          <table:table-cell table:style-name="Table1.A1" office:value-type="string">
            <text:p text:style-name="P3">Tipo de trabajo</text:p>
          </table:table-cell>
          <table:table-cell table:style-name="Table1.A1" table:number-columns-spanned="2" office:value-type="string">
            <text:p text:style-name="P3">Costo mat<text:span text:style-name="T1">erial</text:span>.</text:p>
          </table:table-cell>
          <table:covered-table-cell/>
          <table:table-cell table:style-name="Table1.A1" office:value-type="string">
            <text:p text:style-name="P3">Atención Cliente</text:p>
          </table:table-cell>
          <table:table-cell table:style-name="Table1.A1" office:value-type="string">
            <text:p text:style-name="P3">Manufactura</text:p>
          </table:table-cell>
          <table:table-cell table:style-name="Table1.A1" office:value-type="string">
            <text:p text:style-name="P3">Plus por complejidad</text:p>
          </table:table-cell>
          <table:table-cell table:style-name="Table1.A1" office:value-type="string">
            <text:p text:style-name="P3">V<text:span text:style-name="T10">alor</text:span> total</text:p>
          </table:table-cell>
          <table:table-cell table:style-name="Table1.A1" office:value-type="string">
            <text:p text:style-name="P3">Recibido</text:p>
          </table:table-cell>
          <table:table-cell table:style-name="Table1.J1" office:value-type="string">
            <text:p text:style-name="P3">Ganancia</text:p>
          </table:table-cell>
        </table:table-row>
        <table:table-row table:style-name="TableLine2867665936608">
          <table:table-cell table:style-name="Table1.A2" office:value-type="string">
            <text:p text:style-name="P3">Nora</text:p>
          </table:table-cell>
          <table:table-cell table:style-name="Table1.A2" office:value-type="string">
            <text:p text:style-name="P3">modis<text:span text:style-name="T1">ta</text:span></text:p>
          </table:table-cell>
          <table:table-cell table:style-name="Table1.A2" office:value-type="string">
            <text:p text:style-name="P3">mat<text:span text:style-name="T1">erial</text:span></text:p>
          </table:table-cell>
          <table:table-cell table:style-name="Table1.A2" office:value-type="string">
            <text:p text:style-name="P3">insumos</text:p>
          </table:table-cell>
          <table:table-cell table:style-name="Table1.A2" office:value-type="string">
            <text:p text:style-name="P15">330</text:p>
          </table:table-cell>
          <table:table-cell table:style-name="Table1.A2" office:value-type="string">
            <text:p text:style-name="P15">500</text:p>
          </table:table-cell>
          <table:table-cell table:style-name="Table1.A2" office:value-type="string">
            <text:p text:style-name="P15">100 <text:s/></text:p>
          </table:table-cell>
          <table:table-cell table:style-name="Table1.A2" office:value-type="string">
            <text:p text:style-name="P15">1130</text:p>
          </table:table-cell>
          <table:table-cell table:style-name="Table1.A2" office:value-type="string">
            <text:p text:style-name="P16">----------</text:p>
          </table:table-cell>
          <table:table-cell table:style-name="Table1.J2" office:value-type="string">
            <text:p text:style-name="P15">500</text:p>
            <text:p text:style-name="P15">1000</text:p>
          </table:table-cell>
        </table:table-row>
        <table:table-row table:style-name="TableLine2867665946400">
          <table:table-cell table:style-name="Table1.A2" office:value-type="string">
            <text:p text:style-name="P16"/>
          </table:table-cell>
          <table:table-cell table:style-name="Table1.A2" office:value-type="string">
            <text:p text:style-name="P16"/>
          </table:table-cell>
          <table:table-cell table:style-name="Table1.A2" office:value-type="string">
            <text:p text:style-name="P15">0</text:p>
          </table:table-cell>
          <table:table-cell table:style-name="Table1.A2" office:value-type="string">
            <text:p text:style-name="P15">200</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J2" office:value-type="string">
            <text:p text:style-name="P16"/>
          </table:table-cell>
        </table:table-row>
      </table:table>
      <text:p text:style-name="P2"/>
      <text:p text:style-name="P6"><text:span text:style-name="T3">Emprendedorismo</text:span><text:span text:style-name="T2">: Se puede dar una definición estableciendo que un emprendedor es aquella persona que a convertido una idea en un proyecto concreto, ya sea una empresa con fines de lucro o una organización social, que esta generando algún tipo de innovación y empleos.</text:span></text:p>
      <text:p text:style-name="P9">Sin embargo, es importante señalar algunas otras definiciones especificas que se han generado en torno a la cultura emprendedora.</text:p>
      <text:p text:style-name="P9"/>
      <text:list xml:id="list1633503803" text:style-name="L1">
        <text:list-item>
          <text:p text:style-name="P36"><text:span text:style-name="T3">Definición económica del emprendedor: </text:span><text:span text:style-name="T2">realiza cambios de recursos de una zona de bajo rendimiento a una de alta productividad.</text:span></text:p>
        </text:list-item>
        <text:list-item>
          <text:p text:style-name="P37"><text:span text:style-name="T2">Definición pragmática del emprendedor: </text:span><text:span text:style-name="T4">Es una persona que inicia su propio negocio </text:span><text:span text:style-name="T5">y pequeño</text:span></text:p>
        </text:list-item>
        <text:list-item>
          <text:p text:style-name="P38"><text:span text:style-name="T2">Definición operativa del emprendedor:</text:span><text:span text:style-name="T4"> Aplica su talento creador e innovador para iniciar su propia empresa </text:span><text:span text:style-name="T6">o en grande ser una ya existente.</text:span></text:p>
        </text:list-item>
        <text:list-item>
          <text:p text:style-name="P40"><text:span text:style-name="T7">Definición general de emprendedor:</text:span> El que hace que las cosas sucedan.</text:p>
        </text:list-item>
        <text:list-item>
          <text:p text:style-name="P40"><text:span text:style-name="T7">Definición popular de emprendedor:</text:span> Del dicho al hecho hay un gran emprendedor.</text:p>
        </text:list-item>
        <text:list-item>
          <text:p text:style-name="P41"><text:span text:style-name="T7">Definición política de emprendedor:</text:span> Es aquel que se esfuerza por convertir sus sueños en realidad.</text:p>
          <text:p text:style-name="P41"/>
        </text:list-item>
      </text:list>
      <text:p text:style-name="P12"><text:span text:style-name="T20">I</text:span><text:span text:style-name="T13">ntu</text:span><text:span text:style-name="T11">itivamente se puede pensar que es el proceso de crear nuevas riquezas. Definen al Emprendedorismo </text:span><text:span text:style-name="T12">las actividades de un individuo o grupo dirigidos a iniciar </text:span><text:span text:style-name="T13">actividades económicas </text:span><text:span text:style-name="T8">en el sector formal </text:span><text:span text:style-name="T15">bajo una forma legal de negocios.</text:span></text:p>
      <text:p text:style-name="P14"><text:span text:style-name="T14">Esta definición deja afuera a todas aquellas personas que realizan actividades dentro del sector informal de la economía. También se define Emprendedorismo como cualquier intento llevado a cabo por los individuos de empezar una nueva empresa </text:span><text:span text:style-name="T16">incluyendo cualquier intento de volverse auto-empleado. </text:span><text:span text:style-name="T17">Incorpora categorías </text:span><text:span text:style-name="T18">como los vendedores ambulantes o taxistas, </text:span><text:span text:style-name="T19">que buscan en estos oficios <text:s text:c="9"/>auto-empleo y la subsistencia. Y otras como el estudiante que genera una nueva tecnología y decide formar una empresa para comercializar.</text:span></text:p>
      <text:p text:style-name="P17"><text:line-break/><text:span text:style-name="T9">Características del emprendedor:</text:span></text:p>
      <text:p text:style-name="P18">Los emprendedores no son iguales, <text:span text:style-name="T21">no obstante se puede mencionar alguna características esenciales que los emprendedores deben poseer para alcanzar sus objetivos.</text:span></text:p>
      <text:p text:style-name="P32">Valores:</text:p>
      <text:list xml:id="list1281635533" text:style-name="L2">
        <text:list-item>
          <text:p text:style-name="P42">Honestidad</text:p>
        </text:list-item>
        <text:list-item>
          <text:p text:style-name="P42">Solidaridad</text:p>
        </text:list-item>
        <text:list-item>
          <text:p text:style-name="P42">Responsabilidad</text:p>
        </text:list-item>
        <text:list-item>
          <text:p text:style-name="P42">Amistad</text:p>
        </text:list-item>
        <text:list-item>
          <text:p text:style-name="P42">Excelencia</text:p>
        </text:list-item>
      </text:list>
      <text:p text:style-name="P33"><text:soft-page-break/>Actitudes del emprendedor:</text:p>
      <text:list xml:id="list815393574" text:style-name="L3">
        <text:list-item>
          <text:p text:style-name="P43">Tener los objetivos claros en la vida</text:p>
        </text:list-item>
        <text:list-item>
          <text:p text:style-name="P43">Creer en el propio proyecto</text:p>
        </text:list-item>
        <text:list-item>
          <text:p text:style-name="P44">Las cosas no suceden por si solas, sino que uno mismo hace que sucedan</text:p>
        </text:list-item>
        <text:list-item>
          <text:p text:style-name="P44">Dedicar todo el tiempo, recurso y esfuerzo necesario para lograr nuestros objetivos</text:p>
        </text:list-item>
        <text:list-item>
          <text:p text:style-name="P44">Es necesario tomar riesgos en la vida y disfrutar de os desafíos</text:p>
        </text:list-item>
        <text:list-item>
          <text:p text:style-name="P44">Disponer de gran energía</text:p>
        </text:list-item>
        <text:list-item>
          <text:p text:style-name="P44">Saber que actuar con honestidad es beneficioso</text:p>
        </text:list-item>
        <text:list-item>
          <text:p text:style-name="P44">Valorar la perseverancia y el esfuerzo</text:p>
        </text:list-item>
        <text:list-item>
          <text:p text:style-name="P44">Valor de educación permanente</text:p>
        </text:list-item>
        <text:list-item>
          <text:p text:style-name="P44">Comprometerse a trabajar con ética</text:p>
        </text:list-item>
        <text:list-item>
          <text:p text:style-name="P45">Comprometerse con los factores ambientales y sociales</text:p>
        </text:list-item>
        <text:list-item>
          <text:p text:style-name="P45">Comprometerse a tener una estabilidad en las relaciones personales</text:p>
        </text:list-item>
        <text:list-item>
          <text:p text:style-name="P45">Ser buen comunicador</text:p>
        </text:list-item>
        <text:list-item>
          <text:p text:style-name="P45">Ver al fracaso como camino al éxito</text:p>
        </text:list-item>
        <text:list-item>
          <text:p text:style-name="P46">Adquirir conocimientos técnicos </text:p>
        </text:list-item>
        <text:list-item>
          <text:p text:style-name="P47">Ser cociente de que el primer capital y el mas importante en un emprendimiento es uno mismo</text:p>
        </text:list-item>
      </text:list>
      <text:p text:style-name="P19"/>
      <text:p text:style-name="P34">Tipos de emprendedor:</text:p>
      <text:list xml:id="list2279995224" text:style-name="L4">
        <text:list-item>
          <text:p text:style-name="P48">Intrapreneur:</text:p>
        </text:list-item>
      </text:list>
      <text:p text:style-name="P20">Este tipo de emprendedor es el que aplica su talento dentro de la organización.</text:p>
      <text:list xml:id="list171821613" text:style-name="L5">
        <text:list-item>
          <text:p text:style-name="P49">Intrepreneur:</text:p>
        </text:list-item>
      </text:list>
      <text:p text:style-name="P20">Es el que crea u propia empresa o desarrolla su propio emprendimiento. No hay que olvidar que dentro de cada empresa que se inicia o comienza esta el emprendedor que lo hizo posible, pudiendo ser: un emprendedor económico, social, tecnológico, altruista, político.</text:p>
      <text:p text:style-name="P20">El Emprendedorismo tiene distintos planos para ser analizado. Por un lado están las motivaciones personales que llevan a los individuos <text:span text:style-name="T22">a realizar sus propios emprendimientos y por otro lado tenemos el impacto que el sector de los emprendedores puede generar en <text:s/>la sociedad a través de la generación de riquezas, el empleo o el pago de impuestos, etc.</text:span></text:p>
      <text:p text:style-name="P20"/>
      <text:p text:style-name="P21">07/04/2022</text:p>
      <text:p text:style-name="P21"><text:line-break/>Es importante apoyar la actividad emprendedora a través de políticas publicas <text:span text:style-name="T23">que permitan la gestación, desarrollo y expansión de esta actividad.</text:span></text:p>
      <text:p text:style-name="P22">Desde hace algunos años se observan que algunos gobiernos impulsan programas de fomento al desarrollo emprendedor <text:span text:style-name="T24">en forma profesional y sistemática motivados por as razones antes expuestas </text:span><text:span text:style-name="T25">pero principalmente como un mecanismo para la generación de empleo que estos puedan crear </text:span><text:span text:style-name="T26">disminuyendo la desocupación y la pobreza.</text:span></text:p>
      <text:p text:style-name="P22"/>
      <text:p text:style-name="P23">Estas políticas publicas <text:span text:style-name="T27">que vienen desarrollando algunos gobiernos </text:span><text:span text:style-name="T28">contemplan programas e instrumentos </text:span><text:span text:style-name="T29">que van desde disminuir la burocracia a la hora de registrar una nueva empresa </text:span><text:span text:style-name="T30">pasando por la reducción del pago de impuestos durante los primeros a</text:span><text:span text:style-name="T31">ñ</text:span><text:span text:style-name="T30">os de creación del emprendimiento a la fa</text:span><text:span text:style-name="T32">c</text:span><text:span text:style-name="T30">ilitacion de la contratación </text:span><text:span text:style-name="T32">del personal. Programas e instrumentos, acciones de formación, capacitación, </text:span><text:span text:style-name="T33">asesoramiento, incubación, </text:span><text:span text:style-name="T34">etc. Apoyar la competitividad.</text:span></text:p>
      <text:p text:style-name="P24">Es necesario <text:span text:style-name="T35">que el estado defina </text:span><text:span text:style-name="T36">que y como </text:span><text:span text:style-name="T37">fomentar en función del medio habiente y que sea sustentable en el tiempo. Tiene un costo nacional, provincial y municipal.</text:span></text:p>
      <text:p text:style-name="P24"/>
      <text:p text:style-name="P24"/>
      <text:p text:style-name="P24"/>
      <text:p text:style-name="P24"><text:soft-page-break/>28/4/<text:span text:style-name="T38">2022</text:span></text:p>
      <text:p text:style-name="P24"/>
      <text:p text:style-name="P7">Que es el Emprendedorismo?</text:p>
      <text:p text:style-name="P24"/>
      <text:p text:style-name="P24">A tal interrogante corresponde las siguientes afirmaciones: </text:p>
      <text:p text:style-name="P24"/>
      <text:p text:style-name="P24">Los que los emprendedores ven y los que otros no ven. Donde otros ven problemas, el emprendedor ve oportunidades. Lo que para otros constituye círculos viciosos para él son solo primeros pasos de su proyecto. Lo que para otros depende de la suerte, para el depende de si mismo. Los talleres del Emprendedorismo trabajan sobre la motivación y el comportamiento del individuo a fin de hacer prender en ellos la idea de generación de empresas</text:p>
      <text:p text:style-name="P24"/>
      <text:p text:style-name="P35">Los hábitos de los emprendedores</text:p>
      <text:p text:style-name="P24"/>
      <text:p text:style-name="P24"><text:s text:c="4"/>1. Ser persistente</text:p>
      <text:p text:style-name="P24"><text:s text:c="4"/>2. Buscar oportunidades</text:p>
      <text:p text:style-name="P24"><text:s text:c="4"/>3. Cumplir sus compromisos</text:p>
      <text:p text:style-name="P24"><text:s text:c="4"/>4. Exigir eficiencia y calidad</text:p>
      <text:p text:style-name="P24"><text:s text:c="4"/>5. Correr riesgos calculados</text:p>
      <text:p text:style-name="P24"><text:s text:c="4"/>6. Fijar metas</text:p>
      <text:p text:style-name="P24"><text:s text:c="4"/>7. Buscar información</text:p>
      <text:p text:style-name="P24"><text:s text:c="4"/>8. Planificar sistemáticamente</text:p>
      <text:p text:style-name="P24"><text:s text:c="4"/>9. Ser persuasivo y construir redes apoyo</text:p>
      <text:p text:style-name="P24"><text:s text:c="4"/>10. Confiar en si mismo</text:p>
      <text:p text:style-name="P24"/>
      <text:p text:style-name="P25">Fecha de examen </text:p>
      <text:p text:style-name="P25"/>
      <text:p text:style-name="P25">19/5/<text:span text:style-name="T39">2022</text:span></text:p>
      <text:p text:style-name="P25"/>
      <text:p text:style-name="P26">El emprendedor social prioriza la lucha contra la exclusión socio-laboral durante el desarrollo de proyectos <text:span text:style-name="T40">empresariales en los que se unen la viabilidad </text:span><text:span text:style-name="T41">técnica y financiera (negocio posible y rentable) </text:span><text:span text:style-name="T42">con la utilidad social </text:span><text:span text:style-name="T43">(herramienta del servicio de la inserción socio-laboral).</text:span></text:p>
      <text:p text:style-name="P27">El objetivo de trabajo es definir <text:span text:style-name="T44">la figura del emprendedor social, </text:span><text:span text:style-name="T45">diferenciandolo del resto de los emprendedores, y delimitar su ámbito de actuación entorno al concepto de inserción socio-laboral. Se analizan también las empresas a través de as cuales el emprendedor social realiza su función, </text:span><text:span text:style-name="T46">en especial aquellas </text:span><text:span text:style-name="T47">que </text:span><text:span text:style-name="T48">forman parte de la denominada nueva economía social.</text:span></text:p>
      <text:p text:style-name="P27"/>
      <text:p text:style-name="P28">Ser emprendedor social <text:span text:style-name="T49">no es trabajar de forma voluntariosa en una actividad </text:span><text:span text:style-name="T50">necesaria para la sociedad. </text:span></text:p>
      <text:p text:style-name="P29">Eso podría ser el alma, <text:span text:style-name="T51">la misión, </text:span><text:span text:style-name="T52">pero emprender en el campo social implica también </text:span><text:span text:style-name="T53">dota de unas estructuras de unas estructuras de gestión y maximizacion de los recursos. Así, se podrá dedicar </text:span><text:span text:style-name="T54">los recursos necesarios para acometer la misión y objetivos del proyecto. </text:span></text:p>
      <text:p text:style-name="P29"/>
      <text:p text:style-name="P30">Los emprendedores sociales, pueden y deben <text:span text:style-name="T55">ganarse muy bien la vida, </text:span><text:span text:style-name="T56">igual que los que se dedican al campo empresarial, científico, tecnológico, cultural, ETC. Su remuneración </text:span><text:span text:style-name="T57">tanto a nivel personal como beneficios del proyecto tienen que ser optimas <text:s/></text:span><text:span text:style-name="T58">y si pueden ser <text:s/>abundantes mejor.</text:span></text:p>
      <text:p text:style-name="P31">Luego cada uno es libre de hacer <text:span text:style-name="T59">con su dinero lo que mas le convenga, </text:span><text:span text:style-name="T60">reinvirtiedolo, otorgando becas o donandolo todo </text:span><text:span text:style-name="T61">si es necesario. </text:span><text:span text:style-name="T62">No confundamos el fin ultimo que es ayudar al prójimo con la gestión optima de los recursos. </text:span><text:span text:style-name="T63">Esto ultimo permite poder gestionar bien el proyecto. </text:span></text:p>
      <text:p text:style-name="P8"><text:soft-page-break/>Emprendedorismo social<text:span text:style-name="T2">:</text:span></text:p>
      <text:p text:style-name="P8"/>
      <text:p text:style-name="P10">Son negocios basados en el capital humano e intelectual, en los que la creatividad juega un papel fundamental <text:span text:style-name="T64">y poseen una </text:span><text:span text:style-name="T65">doble naturaleza: </text:span><text:span text:style-name="T66">económico por un lado, </text:span><text:span text:style-name="T67">en tanto y en cuanto su finalidad </text:span><text:span text:style-name="T68">es </text:span><text:span text:style-name="T69">la generación de riqueza, empleo y cultural, ya que reflejan </text:span><text:span text:style-name="T70">en sus creaciones valores propios del contexto en el que se sitúan. </text:span></text:p>
      <text:p text:style-name="P10"/>
      <text:p text:style-name="P11">Si bien tienen proyecciones <text:span text:style-name="T71">comerciales y visión estratégica, </text:span><text:span text:style-name="T72">el emprendedor </text:span><text:span text:style-name="T73">prioriza </text:span><text:span text:style-name="T74">el concepto y contenido simbólico de sus proyectos y la coherencia de estos valores en el proceso de producción, </text:span><text:span text:style-name="T75">distribución y comercialización. </text:span></text:p>
      <text:p text:style-name="P11"/>
      <text:p text:style-name="P50">El sector se compone por los emprendimientos <text:span text:style-name="T76">pertenecientes </text:span><text:span text:style-name="T77">a los medios audiovisuales, </text:span><text:span text:style-name="T78">los vinculados con el diseño de todas sus aplicaciones, </text:span><text:span text:style-name="T79">la industria editorial, </text:span><text:span text:style-name="T80">las artes escénicas, la música, </text:span><text:span text:style-name="T81">las artes visuales, </text:span><text:span text:style-name="T82">y las artesanías, </text:span><text:span text:style-name="T83">los productos y servicios derivados de museos y otros sitios patrimoniales, las festividades entre otros.</text:span></text:p>
      <text:p text:style-name="P50"/>
      <text:p text:style-name="P51">12/05/2022</text:p>
      <text:p text:style-name="P51"/>
      <text:p text:style-name="P51">El sector esta compuesto por los emprendimientos pertenecientes a los medios audiovisuales, los vinculados con el diseño de todas sus aplicaciones, la industria editorial, las artes escénicas, la música, las artes visuales y las artesanías, los productos y servicios derivados de museos y otros sitios patrimoniales, las festividades, entre otros.</text:p>
      <text:p text:style-name="P51"/>
      <text:p text:style-name="P51">La formación de emprendedores tecnológicos orientados a la creación y desarrollo de empresas surge de las necesidades detectadas en el país de contar con mas empresas generadoras de empleo, que impulsen la competitividad y apoyen el desarrollo económico de las regiones donde se ubiquen.</text:p>
      <text:p text:style-name="P51"/>
      <text:p text:style-name="P51">Debido a la carencia de emprendedores tecnológicos dentro del sistema se pueden encontrar problemas tales como la pobreza, exclusión social, la falta de productividad y la ineficacia empresarial</text:p>
      <text:p text:style-name="P51"/>
      <text:p text:style-name="P51">Tipos de emprendedores</text:p>
      <text:p text:style-name="P51"/>
      <text:p text:style-name="P51"><text:s text:c="4"/><text:span text:style-name="T86">• Emprendedor intuitivo:</text:span></text:p>
      <text:p text:style-name="P52">Su gran dosis de intuición <text:span text:style-name="T84">hace ir mas allá de lo que parece ante nuestra visión. Posee gran personalidad y su impulsividad les hace seguir su primer arrebato contra viento y marea. Son apasionados y tienen una gran capacidad para asumir riesgos. Por el contrario, el exceso de pasión les hace recorrer caminos erróneos y tomar decisiones precipitadas.</text:span></text:p>
      <text:p text:style-name="P52"/>
      <text:p text:style-name="P51"><text:s text:c="4"/><text:span text:style-name="T86">• Emprendedor por necesidad:</text:span></text:p>
      <text:p text:style-name="P53">Hay emprendendedores que se ven obligados por las circunstancias a identificar oportunidades en el entorno. <text:span text:style-name="T85">Normalmente emprenden por necesidad por huida de las circunstancias actuales. No están satisfechos con su situación profesional o económica y deciden indagar nuevos rumbos. </text:span><text:span text:style-name="T89">La necesidad les obliga a agudizar los sentidos y el ingenio </text:span><text:span text:style-name="T90">Por lo que acaban desarrollando un gran olfato para detectar oportunidades. </text:span><text:span text:style-name="T91">Son constantes y tesasen, tienen muy en cuenta el valor del esfuerzo individual </text:span><text:span text:style-name="T92">y el papel del trabajo </text:span><text:span text:style-name="T93">en el desarrollo humano y económico. No le falta la creatividad </text:span><text:span text:style-name="T94">puesto que son capaces de aprovechar las oportunidades. </text:span></text:p>
      <text:p text:style-name="P54">El punto débil viene de la circunstancias de que “La actividad emprendedora les exige a ellos y no al revés”, <text:span text:style-name="T95">por lo que necesitan desarrollar </text:span><text:span text:style-name="T96">la personalidad empresarial </text:span><text:span text:style-name="T97">y suelen desalentarse fácilmente ante el primer inconveniente.</text:span></text:p>
      <text:p text:style-name="P39"><text:soft-page-break/><text:span text:style-name="T87"><text:s text:c="4"/></text:span>• Emprendedor visionario:</text:p>
      <text:p text:style-name="P55"/>
      <text:p text:style-name="P39"><text:span text:style-name="T88"><text:s text:c="4"/></text:span>• Emprendedor inversor</text:p>
      <text:p text:style-name="P39"><text:span text:style-name="T88"><text:s text:c="4"/></text:span>• Emprendedor especialista</text:p>
      <text:p text:style-name="P39"><text:span text:style-name="T2"><text:s text:c="4"/></text:span>• Emprendedor por azar</text:p>
      <text:p text:style-name="P39"><text:span text:style-name="T88"><text:s text:c="4"/></text:span>• Emprendedor rastreador </text:p>
      <text:p text:style-name="P39"><text:span text:style-name="T2"><text:s text:c="4"/></text:span>• Emprendedor persuasivo</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7T14:09:38.369000000</meta:creation-date>
    <dc:date>2022-05-12T19:04:06.293000000</dc:date>
    <meta:editing-duration>PT5H19S</meta:editing-duration>
    <meta:editing-cycles>116</meta:editing-cycles>
    <meta:generator>LibreOffice/7.3.1.3$Windows_X86_64 LibreOffice_project/a69ca51ded25f3eefd52d7bf9a5fad8c90b87951</meta:generator>
    <meta:document-statistic meta:table-count="1" meta:image-count="0" meta:object-count="0" meta:page-count="5" meta:paragraph-count="114" meta:word-count="1642" meta:character-count="10655" meta:non-whitespace-character-count="9056"/>
  </office:meta>
</office:document-meta>
</file>